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text-properties style:font-name="Times New Roman" fo:font-size="12pt" style:font-size-asian="12pt" style:font-size-complex="12pt"/>
    </style:style>
    <style:style style:name="P2" style:family="paragraph" style:parent-style-name="Text_20_body">
      <style:paragraph-properties fo:margin-top="0cm" fo:margin-bottom="0cm"/>
      <style:text-properties style:font-name="Times New Roman" fo:font-size="12pt" fo:font-weight="bold" style:font-size-asian="12pt" style:font-size-complex="12pt"/>
    </style:style>
    <style:style style:name="P3" style:family="paragraph" style:parent-style-name="Text_20_body">
      <style:paragraph-properties fo:margin-top="0cm" fo:margin-bottom="0cm"/>
      <style:text-properties style:font-name="Times New Roman" fo:font-size="12pt" fo:font-weight="bold" style:font-size-asian="12pt" style:font-weight-asian="bold" style:font-size-complex="12pt" style:font-weight-complex="bold"/>
    </style:style>
    <style:style style:name="P4"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5" style:family="paragraph" style:parent-style-name="Text_20_body" style:master-page-name="HTML">
      <style:paragraph-properties fo:margin-top="0cm" fo:margin-bottom="0cm" style:page-number="auto"/>
      <style:text-properties style:font-name="Times New Roman" fo:font-size="12pt" fo:font-weight="bold" style:font-size-asian="12pt" style:font-size-complex="12pt"/>
    </style:style>
    <style:style style:name="P6" style:family="paragraph" style:parent-style-name="Text_20_body">
      <style:paragraph-properties fo:margin-top="0cm" fo:margin-bottom="0cm"/>
      <style:text-properties style:font-name="Times New Roman" fo:font-size="12pt" fo:font-weight="bold" style:font-size-asian="12pt" style:font-size-complex="12pt"/>
    </style:style>
    <style:style style:name="P7" style:family="paragraph" style:parent-style-name="Text_20_body" style:list-style-name="L1">
      <style:paragraph-properties fo:margin-top="0cm" fo:margin-bottom="0cm"/>
      <style:text-properties style:font-name="Times New Roman" fo:font-size="12pt" style:font-size-asian="12pt" style:font-size-complex="12pt"/>
    </style:style>
    <style:style style:name="P8" style:family="paragraph" style:parent-style-name="Text_20_body" style:list-style-name="L2">
      <style:paragraph-properties fo:margin-top="0cm" fo:margin-bottom="0cm"/>
      <style:text-properties style:font-name="Times New Roman" fo:font-size="12pt" fo:font-weight="normal" style:font-size-asian="12pt" style:font-weight-asian="normal" style:font-size-complex="12pt" style:font-weight-complex="normal"/>
    </style:style>
    <style:style style:name="P9" style:family="paragraph" style:parent-style-name="Text_20_body" style:list-style-name="L3">
      <style:paragraph-properties fo:margin-top="0cm" fo:margin-bottom="0cm"/>
      <style:text-properties style:font-name="Times New Roman" fo:font-size="12pt"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Name</text:p>
      <text:p text:style-name="P4">Schutz dem Volke</text:p>
      <text:p text:style-name="P2"><text:bookmark text:name="bjia7"/><text:bookmark text:name="bjia8"/><text:bookmark text:name="bjia9"/></text:p>
      <text:p text:style-name="P2"><text:bookmark text:name="bjia10"/><text:bookmark text:name="bjia11"/>Beschreibung</text:p>
      <text:p text:style-name="P1">Der Bauer Manfred beschwert sich darüber, dass der Herzog keine Wachen zu seinem Hof schickt, die diesen im Falle eines Angriffs beschützen könnten. Außerdem beklagt er sich über den von ihm und seinen Leuten geforderten einjährigen Kriegsdienst.</text:p>
      <text:p text:style-name="P1"><text:bookmark text:name="bjia13"/><text:bookmark text:name="bjia14"/></text:p>
      <text:p text:style-name="P2"><text:bookmark text:name="bjia15"/><text:bookmark text:name="bjia16"/>Typ</text:p>
      <text:p text:style-name="P1">Sekundär</text:p>
      <text:p text:style-name="P1"/>
      <text:p text:style-name="P2"><text:bookmark text:name="bjia18"/><text:bookmark text:name="x9n43"/>Auftraggeber</text:p>
      <text:p text:style-name="P1">Manfred</text:p>
      <text:p text:style-name="P2"><text:bookmark text:name="bjia182"/><text:bookmark text:name="v1ic0"/><text:bookmark text:name="v1ic1"/></text:p>
      <text:p text:style-name="P2"><text:bookmark text:name="bjia183"/><text:bookmark text:name="v1ic2"/>Verlauf</text:p>
      <text:p text:style-name="P1">Der Charakter spricht zunächst mit Ferdinand, dem Vogt von Talras. Bei diesem bekommt er die Möglichkeit entweder ihm oder Manfred zu helfen. Hilft er Manfred so kehrt er mit der Botschaft des Erfolges zu ihm zurück, anderenfalls muss er Manfred einschüchtern.</text:p>
      <text:p text:style-name="P1"><text:bookmark text:name="bjia185"/><text:bookmark text:name="bjia19"/></text:p>
      <text:p text:style-name="P2"><text:bookmark text:name="bjia20"/><text:bookmark text:name="bjia21"/>Ziele</text:p>
      <text:list xml:id="list1553952872" text:style-name="L1">
        <text:list-item>
          <text:p text:style-name="P7"><text:bookmark text:name="q_5s0"/>Sprich mit Ferdinand, dem Vogt von Talras.</text:p>
        </text:list-item>
        <text:list-item>
          <text:p text:style-name="P7"><text:bookmark text:name="p0.f0"/>Berichte Manfred von dem Gespräch.</text:p>
        </text:list-item>
      </text:list>
      <text:p text:style-name="P1"/>
      <text:p text:style-name="P3">Belohnungen</text:p>
      <text:list xml:id="list1251623738" text:style-name="L2">
        <text:list-item>
          <text:p text:style-name="P8">500 Erfahrung</text:p>
        </text:list-item>
      </text:list>
      <text:list xml:id="list694286902" text:style-name="L3">
        <text:list-item>
          <text:p text:style-name="P9">300 Goldmünz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creation-date>2009-08-13T17:52:12</meta:creation-date>
    <dc:language>en-US</dc:language>
    <meta:editing-cycles>10</meta:editing-cycles>
    <meta:editing-duration>PT00H15M29S</meta:editing-duration>
    <meta:initial-creator>Tamino Dauth</meta:initial-creator>
    <dc:date>2009-08-13T20:10:46</dc:date>
    <dc:creator>Tamino Dauth</dc:creator>
    <meta:document-statistic meta:table-count="0" meta:image-count="0" meta:object-count="0" meta:page-count="1" meta:paragraph-count="16" meta:word-count="110" meta:character-count="698"/>
    <meta:user-defined meta:name="Info 1"/>
    <meta:user-defined meta:name="Info 2"/>
    <meta:user-defined meta:name="Info 3"/>
    <meta:user-defined meta:name="Info 4"/>
    <meta:hyperlink-behaviour office:target-frame-name="_top" xlink:show="replace"/>
  </office:meta>
</office:document-meta>
</file>